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F0000015AEBAA28AA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6.35cm" svg:x="0.254cm" svg:y="0.254cm">
          <draw:image xlink:href="Pictures/20000002000001BF0000015AEBAA28AA.eps" xlink:type="simple" xlink:show="embed" xlink:actuate="onLoad">
            <text:p/>
          </draw:image>
        </draw:frame>
        <draw:frame draw:style-name="gr2" draw:layer="layout" svg:width="0.768cm" svg:height="0.356cm" svg:x="2.921cm" svg:y="0.7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765cm" svg:height="0.356cm" svg:x="2.751cm" svg:y="1.9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574cm" svg:height="0.356cm" svg:x="4.953cm" svg:y="1.1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914cm" svg:height="0.384cm" svg:x="4.928cm" svg:y="3.17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.462cm" svg:height="0.384cm" svg:x="7.112cm" svg:y="5.232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5T15:40:11</dc:date>
    <dc:creator>kkk </dc:creator>
    <meta:document-statistic meta:object-count="6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row>
      <mi>x</mi>
      <mo stretchy="false">⋅</mo>
      <msub>
        <mi>Q</mi>
        <mn>0</mn>
      </msub>
    </mrow>
    <annotation encoding="StarMath 5.0">x cdot Q_0</annotation>
  </semantics>
</math>
</file>

<file path=Object 2/content.xml><?xml version="1.0" encoding="utf-8"?>
<math xmlns="http://www.w3.org/1998/Math/MathML">
  <semantics>
    <mrow>
      <mi>x</mi>
      <mo stretchy="false">⋅</mo>
      <mover accent="true">
        <msub>
          <mi>Q</mi>
          <mn>1</mn>
        </msub>
        <mo>¯</mo>
      </mover>
    </mrow>
    <annotation encoding="StarMath 5.0">x cdot overline{Q_1}</annotation>
  </semantics>
</math>
</file>

<file path=Object 3/content.xml><?xml version="1.0" encoding="utf-8"?>
<math xmlns="http://www.w3.org/1998/Math/MathML">
  <semantics>
    <mrow>
      <mrow>
        <mi>x</mi>
        <mo stretchy="false">⋅</mo>
        <msub>
          <mi>Q</mi>
          <mn>0</mn>
        </msub>
      </mrow>
      <mo stretchy="false">+</mo>
      <mrow>
        <mi>x</mi>
        <mo stretchy="false">⋅</mo>
        <mover accent="true">
          <msub>
            <mi>Q</mi>
            <mn>1</mn>
          </msub>
          <mo>¯</mo>
        </mover>
      </mrow>
    </mrow>
    <annotation encoding="StarMath 5.0">x cdot Q_0 + x cdot overline{Q_1}</annotation>
  </semantics>
</math>
</file>

<file path=Object 4/content.xml><?xml version="1.0" encoding="utf-8"?>
<math xmlns="http://www.w3.org/1998/Math/MathML">
  <semantics>
    <mover accent="true">
      <mrow>
        <mover accent="true">
          <msub>
            <mi>Q</mi>
            <mn>0</mn>
          </msub>
          <mo>¯</mo>
        </mover>
        <mo stretchy="false">⋅</mo>
        <msub>
          <mi>Q</mi>
          <mn>1</mn>
        </msub>
      </mrow>
      <mo>¯</mo>
    </mover>
    <annotation encoding="StarMath 5.0">overline{overline{Q_0} cdot Q_1}</annotation>
  </semantics>
</math>
</file>

<file path=Object 5/content.xml><?xml version="1.0" encoding="utf-8"?>
<math xmlns="http://www.w3.org/1998/Math/MathML">
  <semantics>
    <mover accent="true">
      <mrow>
        <mrow>
          <mi>x</mi>
          <mo stretchy="false">+</mo>
          <mover accent="true">
            <msub>
              <mi>Q</mi>
              <mn>0</mn>
            </msub>
            <mo>¯</mo>
          </mover>
        </mrow>
        <mo stretchy="false">+</mo>
        <mover accent="true">
          <msub>
            <mi>Q</mi>
            <mn>1</mn>
          </msub>
          <mo>¯</mo>
        </mover>
      </mrow>
      <mo>¯</mo>
    </mover>
    <annotation encoding="StarMath 5.0">overline{x + overline{Q_0} + overline{Q_1}}</annotation>
  </semantics>
</math>
</file>